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stepCount</text:p>
          </table:table-cell>
          <table:table-cell table:style-name="ce1" office:value-type="string" calcext:value-type="string">
            <text:p>meanActivity</text:p>
          </table:table-cell>
          <table:table-cell table:style-name="ce1" office:value-type="string" calcext:value-type="string">
            <text:p>density 5e6</text:p>
          </table:table-cell>
          <table:table-cell table:style-name="ce1" office:value-type="string" calcext:value-type="string">
            <text:p>Density 2,5e6</text:p>
          </table:table-cell>
          <table:table-cell table:style-name="ce1" office:value-type="string" calcext:value-type="string">
            <text:p>Density 50000</text:p>
          </table:table-cell>
          <table:table-cell table:style-name="ce1" office:value-type="string" calcext:value-type="string">
            <text:p>Density 10000</text:p>
          </table:table-cell>
          <table:table-cell table:style-name="ce1" office:value-type="string" calcext:value-type="string">
            <text:p>immo</text:p>
          </table:table-cell>
          <table:table-cell table:style-name="ce1" office:value-type="string" calcext:value-type="string">
            <text:p>pieton</text:p>
          </table:table-cell>
          <table:table-cell table:style-name="ce1" office:value-type="string" calcext:value-type="string">
            <text:p>voiture</text:p>
          </table:table-cell>
          <table:table-cell table:style-name="ce1" office:value-type="string" calcext:value-type="string">
            <text:p>timestamp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755.916703" calcext:value-type="float">
            <text:p>241755,916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,2</text:p>
          </table:table-cell>
          <table:table-cell office:value-type="float" office:value="27.6" calcext:value-type="float">
            <text:p>27,6</text:p>
          </table:table-cell>
          <table:table-cell table:formula="of:=(100-[.G2])/30" office:value-type="float" office:value="2.41333333333333" calcext:value-type="float">
            <text:p>2,4133333333</text:p>
          </table:table-cell>
          <table:table-cell table:formula="of:=[.D2]/30" office:value-type="float" office:value="0" calcext:value-type="float">
            <text:p>0</text:p>
          </table:table-cell>
          <table:table-cell table:formula="of:=([.F2]-[.E2])/30" office:value-type="float" office:value="0.64" calcext:value-type="float">
            <text:p>0,64</text:p>
          </table:table-cell>
          <table:table-cell office:value-type="float" office:value="1134800" calcext:value-type="float">
            <text:p>11348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4919332.168802" calcext:value-type="float">
            <text:p>14919332,168802</text:p>
          </table:table-cell>
          <table:table-cell office:value-type="float" office:value="94.6" calcext:value-type="float">
            <text:p>94,6</text:p>
          </table:table-cell>
          <table:table-cell office:value-type="float" office:value="98.6" calcext:value-type="float">
            <text:p>98,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100-[.G3])/30" office:value-type="float" office:value="0" calcext:value-type="float">
            <text:p>0</text:p>
          </table:table-cell>
          <table:table-cell table:formula="of:=[.D3]/30" office:value-type="float" office:value="3.15333333333333" calcext:value-type="float">
            <text:p>3,1533333333</text:p>
          </table:table-cell>
          <table:table-cell table:formula="of:=([.F3]-[.E3])/30" office:value-type="float" office:value="0.0466666666666669" calcext:value-type="float">
            <text:p>0,0466666667</text:p>
          </table:table-cell>
          <table:table-cell office:value-type="float" office:value="1154800" calcext:value-type="float">
            <text:p>11548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7713045.002909" calcext:value-type="float">
            <text:p>37713045,002909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(100-[.G4])/30" office:value-type="float" office:value="0" calcext:value-type="float">
            <text:p>0</text:p>
          </table:table-cell>
          <table:table-cell table:formula="of:=[.D4]/30" office:value-type="float" office:value="3.33333333333333" calcext:value-type="float">
            <text:p>3,3333333333</text:p>
          </table:table-cell>
          <table:table-cell table:formula="of:=([.F4]-[.E4])/30" office:value-type="float" office:value="0" calcext:value-type="float">
            <text:p>0</text:p>
          </table:table-cell>
          <table:table-cell office:value-type="float" office:value="1174800" calcext:value-type="float">
            <text:p>117480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1432593.088881" calcext:value-type="float">
            <text:p>51432593,088881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(100-[.G5])/30" office:value-type="float" office:value="0" calcext:value-type="float">
            <text:p>0</text:p>
          </table:table-cell>
          <table:table-cell table:formula="of:=[.D5]/30" office:value-type="float" office:value="3.33333333333333" calcext:value-type="float">
            <text:p>3,3333333333</text:p>
          </table:table-cell>
          <table:table-cell table:formula="of:=([.F5]-[.E5])/30" office:value-type="float" office:value="0" calcext:value-type="float">
            <text:p>0</text:p>
          </table:table-cell>
          <table:table-cell office:value-type="float" office:value="1194800" calcext:value-type="float">
            <text:p>119480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987692.764922" calcext:value-type="float">
            <text:p>48987692,764922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(100-[.G6])/30" office:value-type="float" office:value="0" calcext:value-type="float">
            <text:p>0</text:p>
          </table:table-cell>
          <table:table-cell table:formula="of:=[.D6]/30" office:value-type="float" office:value="3.33333333333333" calcext:value-type="float">
            <text:p>3,3333333333</text:p>
          </table:table-cell>
          <table:table-cell table:formula="of:=([.F6]-[.E6])/30" office:value-type="float" office:value="0" calcext:value-type="float">
            <text:p>0</text:p>
          </table:table-cell>
          <table:table-cell office:value-type="float" office:value="1214800" calcext:value-type="float">
            <text:p>121480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3459351.423722" calcext:value-type="float">
            <text:p>23459351,423722</text:p>
          </table:table-cell>
          <table:table-cell office:value-type="float" office:value="91.6" calcext:value-type="float">
            <text:p>91,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(100-[.G7])/30" office:value-type="float" office:value="0" calcext:value-type="float">
            <text:p>0</text:p>
          </table:table-cell>
          <table:table-cell table:formula="of:=[.D7]/30" office:value-type="float" office:value="3.05333333333333" calcext:value-type="float">
            <text:p>3,0533333333</text:p>
          </table:table-cell>
          <table:table-cell table:formula="of:=([.F7]-[.E7])/30" office:value-type="float" office:value="0" calcext:value-type="float">
            <text:p>0</text:p>
          </table:table-cell>
          <table:table-cell office:value-type="float" office:value="1234800" calcext:value-type="float">
            <text:p>123480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20807.453245" calcext:value-type="float">
            <text:p>2520807,453245</text:p>
          </table:table-cell>
          <table:table-cell office:value-type="float" office:value="23.4" calcext:value-type="float">
            <text:p>23,4</text:p>
          </table:table-cell>
          <table:table-cell office:value-type="float" office:value="31.8" calcext:value-type="float">
            <text:p>31,8</text:p>
          </table:table-cell>
          <table:table-cell office:value-type="float" office:value="54" calcext:value-type="float">
            <text:p>54</text:p>
          </table:table-cell>
          <table:table-cell office:value-type="float" office:value="68.6" calcext:value-type="float">
            <text:p>68,6</text:p>
          </table:table-cell>
          <table:table-cell table:formula="of:=(100-[.G8])/30" office:value-type="float" office:value="1.04666666666667" calcext:value-type="float">
            <text:p>1,0466666667</text:p>
          </table:table-cell>
          <table:table-cell table:formula="of:=[.D8]/30" office:value-type="float" office:value="0.78" calcext:value-type="float">
            <text:p>0,78</text:p>
          </table:table-cell>
          <table:table-cell table:formula="of:=([.F8]-[.E8])/30" office:value-type="float" office:value="0.74" calcext:value-type="float">
            <text:p>0,74</text:p>
          </table:table-cell>
          <table:table-cell office:value-type="float" office:value="1254800" calcext:value-type="float">
            <text:p>125480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11.161151" calcext:value-type="float">
            <text:p>13011,161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.8" calcext:value-type="float">
            <text:p>33,8</text:p>
          </table:table-cell>
          <table:table-cell table:formula="of:=(100-[.G9])/30" office:value-type="float" office:value="2.20666666666667" calcext:value-type="float">
            <text:p>2,2066666667</text:p>
          </table:table-cell>
          <table:table-cell table:formula="of:=[.D9]/30" office:value-type="float" office:value="0" calcext:value-type="float">
            <text:p>0</text:p>
          </table:table-cell>
          <table:table-cell table:formula="of:=([.F9]-[.E9])/30" office:value-type="float" office:value="0.0666666666666667" calcext:value-type="float">
            <text:p>0,0666666667</text:p>
          </table:table-cell>
          <table:table-cell office:value-type="float" office:value="1274800" calcext:value-type="float">
            <text:p>127480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9577.816635" calcext:value-type="float">
            <text:p>319577,816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8" calcext:value-type="float">
            <text:p>63,8</text:p>
          </table:table-cell>
          <table:table-cell office:value-type="float" office:value="100" calcext:value-type="float">
            <text:p>100</text:p>
          </table:table-cell>
          <table:table-cell table:formula="of:=(100-[.G10])/30" office:value-type="float" office:value="0" calcext:value-type="float">
            <text:p>0</text:p>
          </table:table-cell>
          <table:table-cell table:formula="of:=[.D10]/30" office:value-type="float" office:value="0" calcext:value-type="float">
            <text:p>0</text:p>
          </table:table-cell>
          <table:table-cell table:formula="of:=([.F10]-[.E10])/30" office:value-type="float" office:value="2.12666666666667" calcext:value-type="float">
            <text:p>2,1266666667</text:p>
          </table:table-cell>
          <table:table-cell office:value-type="float" office:value="1294800" calcext:value-type="float">
            <text:p>129480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4251.028443" calcext:value-type="float">
            <text:p>804251,0284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100-[.G11])/30" office:value-type="float" office:value="0" calcext:value-type="float">
            <text:p>0</text:p>
          </table:table-cell>
          <table:table-cell table:formula="of:=[.D11]/30" office:value-type="float" office:value="0" calcext:value-type="float">
            <text:p>0</text:p>
          </table:table-cell>
          <table:table-cell table:formula="of:=([.F11]-[.E11])/30" office:value-type="float" office:value="3.33333333333333" calcext:value-type="float">
            <text:p>3,3333333333</text:p>
          </table:table-cell>
          <table:table-cell office:value-type="float" office:value="1314800" calcext:value-type="float">
            <text:p>131480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09917.578455" calcext:value-type="float">
            <text:p>709917,578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100-[.G12])/30" office:value-type="float" office:value="0" calcext:value-type="float">
            <text:p>0</text:p>
          </table:table-cell>
          <table:table-cell table:formula="of:=[.D12]/30" office:value-type="float" office:value="0" calcext:value-type="float">
            <text:p>0</text:p>
          </table:table-cell>
          <table:table-cell table:formula="of:=([.F12]-[.E12])/30" office:value-type="float" office:value="3.33333333333333" calcext:value-type="float">
            <text:p>3,3333333333</text:p>
          </table:table-cell>
          <table:table-cell office:value-type="float" office:value="1334800" calcext:value-type="float">
            <text:p>133480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38399.424334" calcext:value-type="float">
            <text:p>838399,424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100-[.G13])/30" office:value-type="float" office:value="0" calcext:value-type="float">
            <text:p>0</text:p>
          </table:table-cell>
          <table:table-cell table:formula="of:=[.D13]/30" office:value-type="float" office:value="0" calcext:value-type="float">
            <text:p>0</text:p>
          </table:table-cell>
          <table:table-cell table:formula="of:=([.F13]-[.E13])/30" office:value-type="float" office:value="3.33333333333333" calcext:value-type="float">
            <text:p>3,3333333333</text:p>
          </table:table-cell>
          <table:table-cell office:value-type="float" office:value="1354800" calcext:value-type="float">
            <text:p>1354800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4394.635758" calcext:value-type="float">
            <text:p>874394,63575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100-[.G14])/30" office:value-type="float" office:value="0" calcext:value-type="float">
            <text:p>0</text:p>
          </table:table-cell>
          <table:table-cell table:formula="of:=[.D14]/30" office:value-type="float" office:value="0" calcext:value-type="float">
            <text:p>0</text:p>
          </table:table-cell>
          <table:table-cell table:formula="of:=([.F14]-[.E14])/30" office:value-type="float" office:value="3.29333333333333" calcext:value-type="float">
            <text:p>3,2933333333</text:p>
          </table:table-cell>
          <table:table-cell office:value-type="float" office:value="1374800" calcext:value-type="float">
            <text:p>1374800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68579.202404" calcext:value-type="float">
            <text:p>968579,2024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100-[.G15])/30" office:value-type="float" office:value="0" calcext:value-type="float">
            <text:p>0</text:p>
          </table:table-cell>
          <table:table-cell table:formula="of:=[.D15]/30" office:value-type="float" office:value="0" calcext:value-type="float">
            <text:p>0</text:p>
          </table:table-cell>
          <table:table-cell table:formula="of:=([.F15]-[.E15])/30" office:value-type="float" office:value="3.16666666666667" calcext:value-type="float">
            <text:p>3,1666666667</text:p>
          </table:table-cell>
          <table:table-cell office:value-type="float" office:value="1394800" calcext:value-type="float">
            <text:p>139480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3667.055291" calcext:value-type="float">
            <text:p>213667,055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100-[.G16])/30" office:value-type="float" office:value="0" calcext:value-type="float">
            <text:p>0</text:p>
          </table:table-cell>
          <table:table-cell table:formula="of:=[.D16]/30" office:value-type="float" office:value="0" calcext:value-type="float">
            <text:p>0</text:p>
          </table:table-cell>
          <table:table-cell table:formula="of:=([.F16]-[.E16])/30" office:value-type="float" office:value="3.33333333333333" calcext:value-type="float">
            <text:p>3,3333333333</text:p>
          </table:table-cell>
          <table:table-cell office:value-type="float" office:value="1414800" calcext:value-type="float">
            <text:p>141480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543.009252" calcext:value-type="float">
            <text:p>80543,00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2" calcext:value-type="float">
            <text:p>72,2</text:p>
          </table:table-cell>
          <table:table-cell office:value-type="float" office:value="100" calcext:value-type="float">
            <text:p>100</text:p>
          </table:table-cell>
          <table:table-cell table:formula="of:=(100-[.G17])/30" office:value-type="float" office:value="0" calcext:value-type="float">
            <text:p>0</text:p>
          </table:table-cell>
          <table:table-cell table:formula="of:=[.D17]/30" office:value-type="float" office:value="0" calcext:value-type="float">
            <text:p>0</text:p>
          </table:table-cell>
          <table:table-cell table:formula="of:=([.F17]-[.E17])/30" office:value-type="float" office:value="2.40666666666667" calcext:value-type="float">
            <text:p>2,4066666667</text:p>
          </table:table-cell>
          <table:table-cell office:value-type="float" office:value="1434800" calcext:value-type="float">
            <text:p>1434800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8179.434588" calcext:value-type="float">
            <text:p>88179,43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" calcext:value-type="float">
            <text:p>58,4</text:p>
          </table:table-cell>
          <table:table-cell office:value-type="float" office:value="100" calcext:value-type="float">
            <text:p>100</text:p>
          </table:table-cell>
          <table:table-cell table:formula="of:=(100-[.G18])/30" office:value-type="float" office:value="0" calcext:value-type="float">
            <text:p>0</text:p>
          </table:table-cell>
          <table:table-cell table:formula="of:=[.D18]/30" office:value-type="float" office:value="0" calcext:value-type="float">
            <text:p>0</text:p>
          </table:table-cell>
          <table:table-cell table:formula="of:=([.F18]-[.E18])/30" office:value-type="float" office:value="1.94666666666667" calcext:value-type="float">
            <text:p>1,9466666667</text:p>
          </table:table-cell>
          <table:table-cell office:value-type="float" office:value="1454800" calcext:value-type="float">
            <text:p>145480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104472.666716" calcext:value-type="float">
            <text:p>3104472,666716</text:p>
          </table:table-cell>
          <table:table-cell office:value-type="float" office:value="15" calcext:value-type="float">
            <text:p>15</text:p>
          </table:table-cell>
          <table:table-cell office:value-type="float" office:value="15.4" calcext:value-type="float">
            <text:p>15,4</text:p>
          </table:table-cell>
          <table:table-cell office:value-type="float" office:value="79.8" calcext:value-type="float">
            <text:p>79,8</text:p>
          </table:table-cell>
          <table:table-cell office:value-type="float" office:value="98.4" calcext:value-type="float">
            <text:p>98,4</text:p>
          </table:table-cell>
          <table:table-cell table:formula="of:=(100-[.G19])/30" office:value-type="float" office:value="0.0533333333333331" calcext:value-type="float">
            <text:p>0,0533333333</text:p>
          </table:table-cell>
          <table:table-cell table:formula="of:=[.D19]/30" office:value-type="float" office:value="0.5" calcext:value-type="float">
            <text:p>0,5</text:p>
          </table:table-cell>
          <table:table-cell table:formula="of:=([.F19]-[.E19])/30" office:value-type="float" office:value="2.14666666666667" calcext:value-type="float">
            <text:p>2,1466666667</text:p>
          </table:table-cell>
          <table:table-cell office:value-type="float" office:value="1474800" calcext:value-type="float">
            <text:p>14748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4796843.30133" calcext:value-type="float">
            <text:p>14796843,30133</text:p>
          </table:table-cell>
          <table:table-cell office:value-type="float" office:value="91.8" calcext:value-type="float">
            <text:p>91,8</text:p>
          </table:table-cell>
          <table:table-cell office:value-type="float" office:value="94.8" calcext:value-type="float">
            <text:p>94,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100-[.G20])/30" office:value-type="float" office:value="0" calcext:value-type="float">
            <text:p>0</text:p>
          </table:table-cell>
          <table:table-cell table:formula="of:=[.D20]/30" office:value-type="float" office:value="3.06" calcext:value-type="float">
            <text:p>3,06</text:p>
          </table:table-cell>
          <table:table-cell table:formula="of:=([.F20]-[.E20])/30" office:value-type="float" office:value="0.173333333333333" calcext:value-type="float">
            <text:p>0,1733333333</text:p>
          </table:table-cell>
          <table:table-cell office:value-type="float" office:value="1494800" calcext:value-type="float">
            <text:p>1494800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5200365.234886" calcext:value-type="float">
            <text:p>55200365,234886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(100-[.G21])/30" office:value-type="float" office:value="0" calcext:value-type="float">
            <text:p>0</text:p>
          </table:table-cell>
          <table:table-cell table:formula="of:=[.D21]/30" office:value-type="float" office:value="3.33333333333333" calcext:value-type="float">
            <text:p>3,3333333333</text:p>
          </table:table-cell>
          <table:table-cell table:formula="of:=([.F21]-[.E21])/30" office:value-type="float" office:value="0" calcext:value-type="float">
            <text:p>0</text:p>
          </table:table-cell>
          <table:table-cell office:value-type="float" office:value="1514800" calcext:value-type="float">
            <text:p>1514800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76246342.597895" calcext:value-type="float">
            <text:p>76246342,597895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(100-[.G22])/30" office:value-type="float" office:value="0" calcext:value-type="float">
            <text:p>0</text:p>
          </table:table-cell>
          <table:table-cell table:formula="of:=[.D22]/30" office:value-type="float" office:value="3.33333333333333" calcext:value-type="float">
            <text:p>3,3333333333</text:p>
          </table:table-cell>
          <table:table-cell table:formula="of:=([.F22]-[.E22])/30" office:value-type="float" office:value="0" calcext:value-type="float">
            <text:p>0</text:p>
          </table:table-cell>
          <table:table-cell office:value-type="float" office:value="1534800" calcext:value-type="float">
            <text:p>1534800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71720019.14605" calcext:value-type="float">
            <text:p>71720019,14605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(100-[.G23])/30" office:value-type="float" office:value="0" calcext:value-type="float">
            <text:p>0</text:p>
          </table:table-cell>
          <table:table-cell table:formula="of:=[.D23]/30" office:value-type="float" office:value="3.33333333333333" calcext:value-type="float">
            <text:p>3,3333333333</text:p>
          </table:table-cell>
          <table:table-cell table:formula="of:=([.F23]-[.E23])/30" office:value-type="float" office:value="0" calcext:value-type="float">
            <text:p>0</text:p>
          </table:table-cell>
          <table:table-cell office:value-type="float" office:value="1554800" calcext:value-type="float">
            <text:p>1554800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9877803.729368" calcext:value-type="float">
            <text:p>49877803,729368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(100-[.G24])/30" office:value-type="float" office:value="0" calcext:value-type="float">
            <text:p>0</text:p>
          </table:table-cell>
          <table:table-cell table:formula="of:=[.D24]/30" office:value-type="float" office:value="3.33333333333333" calcext:value-type="float">
            <text:p>3,3333333333</text:p>
          </table:table-cell>
          <table:table-cell table:formula="of:=([.F24]-[.E24])/30" office:value-type="float" office:value="0" calcext:value-type="float">
            <text:p>0</text:p>
          </table:table-cell>
          <table:table-cell office:value-type="float" office:value="1574800" calcext:value-type="float">
            <text:p>1574800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8189972.697198" calcext:value-type="float">
            <text:p>28189972,697198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(100-[.G25])/30" office:value-type="float" office:value="0" calcext:value-type="float">
            <text:p>0</text:p>
          </table:table-cell>
          <table:table-cell table:formula="of:=[.D25]/30" office:value-type="float" office:value="3.33333333333333" calcext:value-type="float">
            <text:p>3,3333333333</text:p>
          </table:table-cell>
          <table:table-cell table:formula="of:=([.F25]-[.E25])/30" office:value-type="float" office:value="0" calcext:value-type="float">
            <text:p>0</text:p>
          </table:table-cell>
          <table:table-cell office:value-type="float" office:value="1594800" calcext:value-type="float">
            <text:p>1594800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127432.1084" calcext:value-type="float">
            <text:p>2127432,1084</text:p>
          </table:table-cell>
          <table:table-cell office:value-type="float" office:value="12" calcext:value-type="float">
            <text:p>12</text:p>
          </table:table-cell>
          <table:table-cell office:value-type="float" office:value="14.4" calcext:value-type="float">
            <text:p>14,4</text:p>
          </table:table-cell>
          <table:table-cell office:value-type="float" office:value="27.4" calcext:value-type="float">
            <text:p>27,4</text:p>
          </table:table-cell>
          <table:table-cell office:value-type="float" office:value="33.4" calcext:value-type="float">
            <text:p>33,4</text:p>
          </table:table-cell>
          <table:table-cell table:formula="of:=(100-[.G26])/30" office:value-type="float" office:value="2.22" calcext:value-type="float">
            <text:p>2,22</text:p>
          </table:table-cell>
          <table:table-cell table:formula="of:=[.D26]/30" office:value-type="float" office:value="0.4" calcext:value-type="float">
            <text:p>0,4</text:p>
          </table:table-cell>
          <table:table-cell table:formula="of:=([.F26]-[.E26])/30" office:value-type="float" office:value="0.433333333333333" calcext:value-type="float">
            <text:p>0,4333333333</text:p>
          </table:table-cell>
          <table:table-cell office:value-type="float" office:value="1614800" calcext:value-type="float">
            <text:p>1614800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71.485326" calcext:value-type="float">
            <text:p>1071,4853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100-[.G27])/30" office:value-type="float" office:value="3.33333333333333" calcext:value-type="float">
            <text:p>3,3333333333</text:p>
          </table:table-cell>
          <table:table-cell table:formula="of:=[.D27]/30" office:value-type="float" office:value="0" calcext:value-type="float">
            <text:p>0</text:p>
          </table:table-cell>
          <table:table-cell table:formula="of:=([.F27]-[.E27])/30" office:value-type="float" office:value="0" calcext:value-type="float">
            <text:p>0</text:p>
          </table:table-cell>
          <table:table-cell office:value-type="float" office:value="1634800" calcext:value-type="float">
            <text:p>1634800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07079.738529" calcext:value-type="float">
            <text:p>1007079,738529</text:p>
          </table:table-cell>
          <table:table-cell office:value-type="float" office:value="6" calcext:value-type="float">
            <text:p>6</text:p>
          </table:table-cell>
          <table:table-cell office:value-type="float" office:value="16.2" calcext:value-type="float">
            <text:p>16,2</text:p>
          </table:table-cell>
          <table:table-cell office:value-type="float" office:value="38" calcext:value-type="float">
            <text:p>38</text:p>
          </table:table-cell>
          <table:table-cell office:value-type="float" office:value="38.4" calcext:value-type="float">
            <text:p>38,4</text:p>
          </table:table-cell>
          <table:table-cell table:formula="of:=(100-[.G28])/30" office:value-type="float" office:value="2.05333333333333" calcext:value-type="float">
            <text:p>2,0533333333</text:p>
          </table:table-cell>
          <table:table-cell table:formula="of:=[.D28]/30" office:value-type="float" office:value="0.2" calcext:value-type="float">
            <text:p>0,2</text:p>
          </table:table-cell>
          <table:table-cell table:formula="of:=([.F28]-[.E28])/30" office:value-type="float" office:value="0.726666666666667" calcext:value-type="float">
            <text:p>0,7266666667</text:p>
          </table:table-cell>
          <table:table-cell office:value-type="float" office:value="1654800" calcext:value-type="float">
            <text:p>1654800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925788.300797" calcext:value-type="float">
            <text:p>1925788,300797</text:p>
          </table:table-cell>
          <table:table-cell office:value-type="float" office:value="10.2" calcext:value-type="float">
            <text:p>10,2</text:p>
          </table:table-cell>
          <table:table-cell office:value-type="float" office:value="22.2" calcext:value-type="float">
            <text:p>22,2</text:p>
          </table:table-cell>
          <table:table-cell office:value-type="float" office:value="61.2" calcext:value-type="float">
            <text:p>61,2</text:p>
          </table:table-cell>
          <table:table-cell office:value-type="float" office:value="79" calcext:value-type="float">
            <text:p>79</text:p>
          </table:table-cell>
          <table:table-cell table:formula="of:=(100-[.G29])/30" office:value-type="float" office:value="0.7" calcext:value-type="float">
            <text:p>0,7</text:p>
          </table:table-cell>
          <table:table-cell table:formula="of:=[.D29]/30" office:value-type="float" office:value="0.34" calcext:value-type="float">
            <text:p>0,34</text:p>
          </table:table-cell>
          <table:table-cell table:formula="of:=([.F29]-[.E29])/30" office:value-type="float" office:value="1.3" calcext:value-type="float">
            <text:p>1,3</text:p>
          </table:table-cell>
          <table:table-cell office:value-type="float" office:value="1674800" calcext:value-type="float">
            <text:p>1674800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3164431.383291" calcext:value-type="float">
            <text:p>33164431,383291</text:p>
          </table:table-cell>
          <table:table-cell office:value-type="float" office:value="21.6" calcext:value-type="float">
            <text:p>21,6</text:p>
          </table:table-cell>
          <table:table-cell office:value-type="float" office:value="23.8" calcext:value-type="float">
            <text:p>23,8</text:p>
          </table:table-cell>
          <table:table-cell office:value-type="float" office:value="37.6" calcext:value-type="float">
            <text:p>37,6</text:p>
          </table:table-cell>
          <table:table-cell office:value-type="float" office:value="44.2" calcext:value-type="float">
            <text:p>44,2</text:p>
          </table:table-cell>
          <table:table-cell table:formula="of:=(100-[.G30])/30" office:value-type="float" office:value="1.86" calcext:value-type="float">
            <text:p>1,86</text:p>
          </table:table-cell>
          <table:table-cell table:formula="of:=[.D30]/30" office:value-type="float" office:value="0.72" calcext:value-type="float">
            <text:p>0,72</text:p>
          </table:table-cell>
          <table:table-cell table:formula="of:=([.F30]-[.E30])/30" office:value-type="float" office:value="0.46" calcext:value-type="float">
            <text:p>0,46</text:p>
          </table:table-cell>
          <table:table-cell office:value-type="float" office:value="1694800" calcext:value-type="float">
            <text:p>1694800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5518.533093" calcext:value-type="float">
            <text:p>85518,533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65957" calcext:value-type="float">
            <text:p>22,765957</text:p>
          </table:table-cell>
          <table:table-cell office:value-type="float" office:value="25.106383" calcext:value-type="float">
            <text:p>25,106383</text:p>
          </table:table-cell>
          <table:table-cell table:formula="of:=(100-[.G31])/30" office:value-type="float" office:value="2.4964539" calcext:value-type="float">
            <text:p>2,4964539</text:p>
          </table:table-cell>
          <table:table-cell table:formula="of:=[.D31]/30" office:value-type="float" office:value="0" calcext:value-type="float">
            <text:p>0</text:p>
          </table:table-cell>
          <table:table-cell table:formula="of:=([.F31]-[.E31])/30" office:value-type="float" office:value="0.758865233333333" calcext:value-type="float">
            <text:p>0,7588652333</text:p>
          </table:table-cell>
          <table:table-cell office:value-type="float" office:value="1694800" calcext:value-type="float">
            <text:p>1694800</text:p>
          </table:table-cell>
          <table:table-cell table:number-columns-repeated="1013"/>
        </table:table-row>
        <table:table-row table:style-name="ro1">
          <table:table-cell table:style-name="ce1" table:number-columns-repeated="7"/>
          <table:table-cell table:style-name="ce1" table:formula="of:=SUM([.H2:.H31])" office:value-type="float" office:value="18.3831205666667" calcext:value-type="float">
            <text:p>18,3831205667</text:p>
          </table:table-cell>
          <table:table-cell table:style-name="ce1" table:formula="of:=SUM([.I2:.I31])" office:value-type="float" office:value="38.8733333333333" calcext:value-type="float">
            <text:p>38,8733333333</text:p>
          </table:table-cell>
          <table:table-cell table:style-name="ce1" table:formula="of:=SUM([.J2:.J31])" office:value-type="float" office:value="33.7655319" calcext:value-type="float">
            <text:p>33,7655319</text:p>
          </table:table-cell>
          <table:table-cell table:style-name="ce1"/>
          <table:table-cell table:style-name="ce1" table:formula="of:=[.J32]+[.I32]+[.H32]" office:value-type="float" office:value="91.0219858" calcext:value-type="float">
            <text:p>91,0219858</text:p>
          </table:table-cell>
          <table:table-cell table:style-name="ce1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09:23:38.552537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09:25:00.324878281</dc:date>
    <dc:creator>Olivier Bedel</dc:creator>
    <meta:generator>LibreOffice/4.2.8.2$Linux_X86_64 LibreOffice_project/48d50dbfc06349262c9d50868e5c1f630a573ebd</meta:generator>
    <meta:editing-duration>P0D</meta:editing-duration>
    <meta:editing-cycles>1</meta:editing-cycles>
    <meta:document-statistic meta:table-count="1" meta:cell-count="345" meta:object-count="0"/>
  </office:meta>
</office:document-meta>
</file>